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officeooo:rsid="001fbbaf" officeooo:paragraph-rsid="001fbbaf"/>
    </style:style>
    <style:style style:name="P4" style:family="paragraph" style:parent-style-name="Text_20_body">
      <style:text-properties style:font-name="Arial" fo:font-size="11pt" style:font-size-asian="11pt"/>
    </style:style>
    <style:style style:name="P5" style:family="paragraph" style:parent-style-name="Table_20_Contents">
      <style:text-properties fo:color="#000000" officeooo:rsid="0020f803" officeooo:paragraph-rsid="0020f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11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B2" office:value-type="string">
            <text:p text:style-name="P2">Tickethistorie</text:p>
          </table:table-cell>
        </table:table-row>
        <table:table-row>
          <table:table-cell table:style-name="Table1.A2" office:value-type="string">
            <text:p text:style-name="P2">Beschreibung</text:p>
          </table:table-cell>
          <table:table-cell table:style-name="Table1.B2" office:value-type="string">
            <text:p text:style-name="P2">Ich als Nutzer möchte die Möglichkeit haben einzusehen, wann ein Ticket von wem bearbeitet wurde.</text:p>
          </table:table-cell>
        </table:table-row>
        <table:table-row>
          <table:table-cell table:style-name="Table1.A2" office:value-type="string">
            <text:p text:style-name="P2">Akzeptanzkriterium</text:p>
          </table:table-cell>
          <table:table-cell table:style-name="Table1.B2" office:value-type="string">
            <text:p text:style-name="P2">-Tickets verfügen über eine Tickethistorie</text:p>
            <text:p text:style-name="P2">-Bei Änderungen am Ticket wird ein neuer Eintrag in der Tickethistorie hinzugefügt. Der Eintrag beinhaltet das Datum und den Nutzernamen</text:p>
            <text:p text:style-name="P2">-In der Ansicht des Tickets befindet sich ein Knopf, der das Fenster der Tickethistorie öffnet</text:p>
          </table:table-cell>
        </table:table-row>
        <table:table-row>
          <table:table-cell table:style-name="Table1.A2" office:value-type="string">
            <text:p text:style-name="P2">Geschätzter Aufwand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Entwickler</text:p>
          </table:table-cell>
          <table:table-cell table:style-name="Table1.B2" office:value-type="string">
            <text:p text:style-name="P2">Frederick</text:p>
          </table:table-cell>
        </table:table-row>
        <table:table-row>
          <table:table-cell table:style-name="Table1.A2" office:value-type="string">
            <text:p text:style-name="P2">Umgesetzt in Iteration</text:p>
          </table:table-cell>
          <table:table-cell table:style-name="Table1.B2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2">Tatsächlicher Aufwand</text:p>
          </table:table-cell>
          <table:table-cell table:style-name="Table1.B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2">Velocity(Std./Story Point)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2">Bemerkung</text:p>
          </table:table-cell>
          <table:table-cell table:style-name="Table1.B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8-11-14T21:19:00Z</meta:creation-date>
    <dc:date>2019-03-11T14:55:42.312000000</dc:date>
    <meta:editing-cycles>8</meta:editing-cycles>
    <meta:editing-duration>PT1M38S</meta:editing-duration>
    <meta:document-statistic meta:table-count="1" meta:image-count="0" meta:object-count="0" meta:page-count="1" meta:paragraph-count="21" meta:word-count="77" meta:character-count="541" meta:non-whitespace-character-count="485"/>
    <meta:template xlink:type="simple" xlink:actuate="onRequest" xlink:title="" xlink:href="Normal.dotm"/>
  </office:meta>
</office:document-meta>
</file>